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_test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2" calcext:value-type="float">
            <text:p>222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8" calcext:value-type="float">
            <text:p>358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8" calcext:value-type="float">
            <text:p>438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6" calcext:value-type="float">
            <text:p>526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2" calcext:value-type="float">
            <text:p>622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6" calcext:value-type="float">
            <text:p>726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38" calcext:value-type="float">
            <text:p>838</text:p>
          </table:table-cell>
          <table:table-cell office:value-type="float" office:value="543" calcext:value-type="float">
            <text:p>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58" calcext:value-type="float">
            <text:p>958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86" calcext:value-type="float">
            <text:p>1086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22" calcext:value-type="float">
            <text:p>1222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66" calcext:value-type="float">
            <text:p>1366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18" calcext:value-type="float">
            <text:p>1518</text:p>
          </table:table-cell>
          <table:table-cell office:value-type="float" office:value="928" calcext:value-type="float">
            <text:p>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78" calcext:value-type="float">
            <text:p>1678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46" calcext:value-type="float">
            <text:p>1846</text:p>
          </table:table-cell>
          <table:table-cell office:value-type="float" office:value="1110" calcext:value-type="float">
            <text:p>1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22" calcext:value-type="float">
            <text:p>2022</text:p>
          </table:table-cell>
          <table:table-cell office:value-type="float" office:value="1207" calcext:value-type="float">
            <text:p>1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44" meta:object-count="0"/>
    <meta:generator>LibreOffice/7.3.7.2$Linux_X86_64 LibreOffice_project/30$Build-2</meta:generator>
  </office:meta>
</office:document-meta>
</file>